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1742000009ED7F1AD386.svm"/>
  <manifest:file-entry manifest:media-type="" manifest:full-path="Pictures/2000000700002D2B00001ECE624586F8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color="#009900"/>
    </style:style>
    <style:style style:name="P3" style:family="paragraph" style:parent-style-name="Standard" style:list-style-name="L1">
      <style:paragraph-properties fo:padding="0.074cm" fo:border-left="none" fo:border-right="none" fo:border-top="none" fo:border-bottom="0.035cm solid #000000" style:join-border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iquement en html/css → Mercredi 26 (Fin PM 17h30)</text:p>
      <text:p text:style-name="Standard">Une homepage → header (visible sur toute vos pages) </text:p>
      <text:p text:style-name="Standard">1 logo / votre nom... + Menu → actualités</text:p>
      <text:p text:style-name="Standard"><text:tab/><text:tab/><text:tab/><text:tab/>→ images</text:p>
      <text:p text:style-name="Standard"/>
      <text:list xml:id="list2469477777911682012" text:style-name="L1">
        <text:list-item>
          <text:p text:style-name="P1">zone principale de MEA (mise en avant) → 1 photo + 1 texte toute la largeur d'écran.</text:p>
          <text:p text:style-name="P1"><draw:frame draw:style-name="fr1" draw:name="images2" text:anchor-type="paragraph" svg:width="5.953cm" svg:height="2.542cm" draw:z-index="1"><draw:image xlink:href="Pictures/2000000700001742000009ED7F1AD386.svm" xlink:type="simple" xlink:show="embed" xlink:actuate="onLoad"/></draw:frame></text:p>
        </text:list-item>
        <text:list-item>
          <text:p text:style-name="P3">Zone secondaire – Actualité – 3 blocs, 2 lignes</text:p>
        </text:list-item>
        <text:list-item>
          <text:p text:style-name="P3"><draw:frame draw:style-name="fr1" draw:name="images1" text:anchor-type="paragraph" svg:width="11.562cm" svg:height="7.886cm" draw:z-index="0"><draw:image xlink:href="Pictures/2000000700002D2B00001ECE624586F8.svm" xlink:type="simple" xlink:show="embed" xlink:actuate="onLoad"/></draw:frame><text:line-break/></text:p>
        </text:list-item>
        <text:list-item>
          <text:p text:style-name="P1">Zone « Images » 16 images 8/ ligne) 2 lignes</text:p>
        </text:list-item>
        <text:list-item>
          <text:p text:style-name="P1">1 Footer Contact: prénom + Nom e-mail + qui je suis → 6 blocs « Vos valeurs »</text:p>
        </text:list-item>
        <text:list-item>
          <text:p text:style-name="P2">Fond blanc</text:p>
        </text:list-item>
        <text:list-item>
          <text:p text:style-name="P2">Police : Dosis sans Serif</text:p>
        </text:list-item>
        <text:list-item>
          <text:p text:style-name="P2">color #454545</text:p>
        </text:list-item>
        <text:list-item>
          <text:p text:style-name="P2">titre de page : Capital</text:p>
        </text:list-item>
        <text:list-item>
          <text:p text:style-name="P2">Respecter cohérences graphique</text:p>
        </text:list-item>
        <text:list-item>
          <text:p text:style-name="P2">site RWD (responsive web design)</text:p>
          <text:p text:style-name="P1"/>
          <text:p text:style-name="P1">→ zoning : Desktop, tablette et mobile</text:p>
        </text:list-item>
      </text:list>
      <text:p text:style-name="Standard"/>
      <text:p text:style-name="Standard">AA_zoning_desktop</text:p>
      <text:p text:style-name="Standard">AA_zoning_tablette</text:p>
      <text:p text:style-name="Standard">AA_zoning_mob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lenn Rimmer</meta:initial-creator>
    <meta:creation-date>2017-04-19T09:45:58.53</meta:creation-date>
    <dc:date>2017-04-19T11:11:55.51</dc:date>
    <dc:creator>Glenn Rimmer</dc:creator>
    <meta:editing-duration>PT59M53S</meta:editing-duration>
    <meta:editing-cycles>6</meta:editing-cycles>
    <meta:generator>OpenOffice/4.1.3$Win32 OpenOffice.org_project/413m1$Build-9783</meta:generator>
    <meta:document-statistic meta:table-count="0" meta:image-count="2" meta:object-count="0" meta:page-count="1" meta:paragraph-count="19" meta:word-count="127" meta:character-count="643"/>
  </office:meta>
</office:document-meta>
</file>